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00a51" officeooo:paragraph-rsid="00200a5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d37f8" officeooo:paragraph-rsid="002d37f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3a3488" officeooo:paragraph-rsid="004415a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00a51" officeooo:paragraph-rsid="00200a5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2pt" fo:font-weight="bold" officeooo:rsid="00200a51" officeooo:paragraph-rsid="00200a51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200a51" officeooo:paragraph-rsid="00200a51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7cffb" officeooo:paragraph-rsid="0027cffb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8pt" fo:font-weight="bold" officeooo:rsid="0028c195" officeooo:paragraph-rsid="0028c195" style:font-size-asian="18pt" style:font-weight-asian="bold" style:font-size-complex="18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/>
      <style:text-properties style:font-name="Liberation Serif" fo:font-size="14pt" fo:font-weight="normal" officeooo:rsid="00200a51" officeooo:paragraph-rsid="00200a51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weight="normal" officeooo:rsid="00200a51" officeooo:paragraph-rsid="00200a51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weight="normal" officeooo:rsid="00200a51" officeooo:paragraph-rsid="004415a9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officeooo:paragraph-rsid="004415a9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22pt" fo:font-weight="bold" officeooo:rsid="00457a30" officeooo:paragraph-rsid="00457a30" style:font-size-asian="19.25pt" style:font-weight-asian="bold" style:font-size-complex="2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22pt" fo:font-weight="bold" officeooo:rsid="00457a30" officeooo:paragraph-rsid="00457a30" style:font-size-asian="19.25pt" style:font-weight-asian="bold" style:font-size-complex="2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22pt" fo:font-weight="bold" officeooo:rsid="0027cffb" officeooo:paragraph-rsid="0027cffb" style:font-size-asian="22pt" style:font-weight-asian="bold" style:font-size-complex="2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8pt" fo:font-weight="bold" officeooo:rsid="0027cffb" officeooo:paragraph-rsid="0027cffb" style:font-size-asian="18pt" style:font-weight-asian="bold" style:font-size-complex="18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fo:font-size="18pt" fo:font-weight="bold" officeooo:rsid="003fea6e" officeooo:paragraph-rsid="003fea6e" style:font-size-asian="18pt" style:font-weight-asian="bold" style:font-size-complex="18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fo:font-size="18pt" fo:font-weight="bold" officeooo:rsid="002b7649" officeooo:paragraph-rsid="002b7649" style:font-size-asian="18pt" style:font-weight-asian="bold" style:font-size-complex="18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" fo:font-size="18pt" fo:font-weight="bold" officeooo:rsid="0028c195" officeooo:paragraph-rsid="0028c195" style:font-size-asian="18pt" style:font-weight-asian="bold" style:font-size-complex="18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iberation Serif" fo:font-size="18pt" fo:font-weight="bold" officeooo:rsid="003485f4" officeooo:paragraph-rsid="003485f4" style:font-size-asian="18pt" style:font-weight-asian="bold" style:font-size-complex="18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" fo:font-size="18pt" fo:font-weight="bold" officeooo:rsid="0036b593" officeooo:paragraph-rsid="0036b593" style:font-size-asian="15.75pt" style:font-weight-asian="bold" style:font-size-complex="18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2f1463" officeooo:paragraph-rsid="002e28f3" style:font-size-asian="12.25pt" style:font-weight-asian="normal" style:font-size-complex="14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467966" officeooo:paragraph-rsid="00467966" style:font-size-asian="12.25pt" style:font-weight-asian="normal" style:font-size-complex="14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3485f4" officeooo:paragraph-rsid="003485f4" style:font-size-asian="12.25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485f4" officeooo:paragraph-rsid="003485f4" style:font-size-asian="12.25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2d37f8" officeooo:paragraph-rsid="002d37f8" style:font-size-asian="12.25pt" style:font-weight-asian="normal" style:font-size-complex="14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0ff0f" officeooo:paragraph-rsid="0030ff0f" style:font-size-asian="12.25pt" style:font-weight-asian="normal" style:font-size-complex="14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7faaf" officeooo:paragraph-rsid="0042c6b9" style:font-size-asian="12.25pt" style:font-weight-asian="normal" style:font-size-complex="14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bcca1" officeooo:paragraph-rsid="0042c6b9" style:font-size-asian="12.25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42c6b9" style:font-size-asian="12.25pt" style:font-weight-asian="normal" style:font-size-complex="14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4415a9" style:font-size-asian="12.25pt" style:font-weight-asian="normal" style:font-size-complex="14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Liberation Serif" fo:font-size="14pt" fo:font-weight="normal" officeooo:rsid="003e16f4" officeooo:paragraph-rsid="003e527f" style:font-size-asian="12.25pt" style:font-weight-asian="normal" style:font-size-complex="14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e16f4" officeooo:paragraph-rsid="003e16f4" style:font-size-asian="12.25pt" style:font-weight-asian="normal" style:font-size-complex="14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e527f" officeooo:paragraph-rsid="00457a30" style:font-size-asian="12.25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0ff0f" officeooo:paragraph-rsid="0030ff0f" style:font-size-asian="14pt" style:font-weight-asian="normal" style:font-size-complex="14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3a3488" style:font-size-asian="14pt" style:font-weight-asian="normal" style:font-size-complex="14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3a3488" officeooo:paragraph-rsid="004415a9" style:font-size-asian="14pt" style:font-weight-asian="normal" style:font-size-complex="14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4pt" fo:font-weight="normal" officeooo:rsid="002a4141" officeooo:paragraph-rsid="002e28f3" style:font-size-asian="14pt" style:font-weight-asian="normal" style:font-size-complex="14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officeooo:paragraph-rsid="002e28f3"/>
    </style:style>
    <style:style style:name="P43" style:family="paragraph" style:parent-style-name="Standard" style:list-style-name="L1">
      <style:paragraph-properties fo:text-align="start" style:justify-single-word="false"/>
      <style:text-properties officeooo:paragraph-rsid="0042c6b9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4pt" fo:font-weight="normal" officeooo:rsid="002b7649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2e28f3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2f1463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30ff0f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217a90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4415a9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3bcca1" style:font-size-asian="12.25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4165bf" style:font-size-asian="12.25pt" style:font-weight-asian="normal" style:font-size-complex="14pt" style:font-weight-complex="normal"/>
    </style:style>
    <style:style style:name="T10" style:family="text">
      <style:text-properties style:font-name="Liberation Serif" officeooo:rsid="0027cffb"/>
    </style:style>
    <style:style style:name="T11" style:family="text">
      <style:text-properties officeooo:rsid="002e28f3"/>
    </style:style>
    <style:style style:name="T12" style:family="text">
      <style:text-properties officeooo:rsid="002f1463"/>
    </style:style>
    <style:style style:name="T13" style:family="text">
      <style:text-properties officeooo:rsid="0035a9d3"/>
    </style:style>
    <style:style style:name="T14" style:family="text">
      <style:text-properties officeooo:rsid="0038f6d4"/>
    </style:style>
    <style:style style:name="T15" style:family="text">
      <style:text-properties style:font-size-asian="12.25pt"/>
    </style:style>
    <style:style style:name="T16" style:family="text">
      <style:text-properties officeooo:rsid="003c3072"/>
    </style:style>
    <style:style style:name="T17" style:family="text">
      <style:text-properties officeooo:rsid="003c4dc2"/>
    </style:style>
    <style:style style:name="T18" style:family="text">
      <style:text-properties officeooo:rsid="003f0674"/>
    </style:style>
    <style:style style:name="T19" style:family="text">
      <style:text-properties officeooo:rsid="004165bf"/>
    </style:style>
    <style:style style:name="T20" style:family="text">
      <style:text-properties officeooo:rsid="0046ec8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AKULTA MATEMATIKY, FYZIKY A INFORMATIKY</text:p>
      <text:p text:style-name="P7">UNIVERZITA KOMENSKÉHO V BRATISLAV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Katalóg požiadaviek pre softvér</text:p>
      <text:p text:style-name="P6">Anotátor pomenovaných entí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11">Alexander Szendy</text:p>
      <text:p text:style-name="P12">Marián Glatzner</text:p>
      <text:p text:style-name="P13">Michal Klein</text:p>
      <text:p text:style-name="P14"><text:span text:style-name="T6">201</text:span><text:span text:style-name="T7">6</text:span></text:p>
      <text:list xml:id="list763710497657648880" text:style-name="L1">
        <text:list-item>
          <text:p text:style-name="P16"><text:soft-page-break/><text:span text:style-name="T10">Ú</text:span><text:span text:style-name="T1">vod</text:span></text:p>
          <text:p text:style-name="P17"/>
          <text:list>
            <text:list-item>
              <text:p text:style-name="P19">Ciele dokumentu</text:p>
              <text:p text:style-name="P19"/>
              <text:p text:style-name="P41">Cieľom tohto dokumentu je čo najbližšie <text:span text:style-name="T11">popísať</text:span> <text:span text:style-name="T11">požiadavky </text:span>zad<text:span text:style-name="T11">ávateľa</text:span> projek<text:span text:style-name="T11">tu</text:span> <text:span text:style-name="T11">bez konkrétnej technickej špecifikácie ako bude projekt – anotátor pomenovaných entít – implementovaný. Slúži ako zoznam funkcií, ktoré náš anotátor musí spĺňať a na základe ktorých bude aj vyhodnotený.</text:span></text:p>
              <text:p text:style-name="P41"/>
            </text:list-item>
            <text:list-item>
              <text:p text:style-name="P19">Rozsah projektu</text:p>
              <text:p text:style-name="P19"/>
              <text:p text:style-name="P42"><text:span text:style-name="T2">N</text:span><text:span text:style-name="T3">ašou úlohou je vytvoriť kolaboratívny textový editor pre jednoduchý text, v ktorom budú môcť viacerí používatelia spoločne </text:span><text:span text:style-name="T4">anotova</text:span><text:span text:style-name="T3">ť <text:s/>jeden a ten istý dokument v reálnom čase. </text:span><text:span text:style-name="T4">Zmeny vykonané jedným používateľom sa budú zobrazovať aj ostatným užívateľom, anotujúcim ten istý dokument.</text:span></text:p>
              <text:p text:style-name="P42"><text:span text:style-name="T4">Aplikácia bude rozdelená na dve časti: serverovská a klientská. Server bude slúžiť na spravovanie databázy a šírenie komunikácie medzi používateľmi, zatiaľčo primárna funkcia klienta (s grafickým rozhraním) <text:s/>je anotácia dokumentu </text:span><text:span text:style-name="T5">a zobrazovanie zmien pri anotácii</text:span><text:span text:style-name="T4">.</text:span></text:p>
              <text:p text:style-name="P25"/>
            </text:list-item>
            <text:list-item>
              <text:p text:style-name="P19">Definície, skratky</text:p>
              <text:p text:style-name="P19"/>
            </text:list-item>
          </text:list>
        </text:list-item>
      </text:list>
      <text:list xml:id="list6415419530931993222" text:style-name="L2">
        <text:list-item>
          <text:list>
            <text:list-item>
              <text:p text:style-name="P26">TODO</text:p>
              <text:p text:style-name="P27"/>
            </text:list-item>
          </text:list>
        </text:list-item>
      </text:list>
      <text:list xml:id="list235946627819002" text:continue-list="list763710497657648880" text:style-name="L1">
        <text:list-item>
          <text:list>
            <text:list-item>
              <text:p text:style-name="P19">Odkazy</text:p>
            </text:list-item>
          </text:list>
        </text:list-item>
      </text:list>
      <text:p text:style-name="P9"/>
      <text:list xml:id="list235946185974122" text:continue-numbering="true" text:style-name="L1">
        <text:list-item>
          <text:list>
            <text:list-header>
              <text:p text:style-name="P20">TODO – odkazy na podobný softvér</text:p>
              <text:p text:style-name="P20"/>
            </text:list-header>
            <text:list-item>
              <text:p text:style-name="P21">Nasledujúce kapitoly</text:p>
              <text:p text:style-name="P21"/>
              <text:p text:style-name="P29">V nasledujúcich kapitolách b<text:span text:style-name="T12">ližšie špecifikujeme </text:span>funkcie<text:span text:style-name="T12"> nášho systému, ako export dokumentu, prístupové práva pre používateľov a skupiny.</text:span></text:p>
            </text:list-item>
          </text:list>
        </text:list-item>
      </text:list>
      <text:p text:style-name="P3"/>
      <text:p text:style-name="P3"/>
      <text:p text:style-name="P3"/>
      <text:list xml:id="list235946924266160" text:continue-numbering="true" text:style-name="L1">
        <text:list-item>
          <text:p text:style-name="P18"><text:soft-page-break/>Všeobecný popis</text:p>
          <text:p text:style-name="P18"/>
          <text:list>
            <text:list-item>
              <text:p text:style-name="P22">Perspektíva projektu</text:p>
              <text:p text:style-name="P22"/>
              <text:p text:style-name="P30">Naša aplikácia bude vhodná <text:span text:style-name="T18">TODO</text:span></text:p>
              <text:p text:style-name="P30"/>
            </text:list-item>
            <text:list-item>
              <text:p text:style-name="P22">Funkcie projektu</text:p>
              <text:p text:style-name="P22"/>
              <text:p text:style-name="P30">Aplikácia <text:span text:style-name="T18">TODO </text:span>Bližšie informácie sú uvedené v špecifických požiadavkách</text:p>
              <text:p text:style-name="P30"/>
            </text:list-item>
            <text:list-item>
              <text:p text:style-name="P22">Charakteristika použivateľov</text:p>
              <text:p text:style-name="P22"/>
              <text:p text:style-name="P38">...</text:p>
              <text:p text:style-name="P38"/>
            </text:list-item>
            <text:list-item>
              <text:p text:style-name="P22">Všeobecné obmedzenia</text:p>
              <text:p text:style-name="P22"/>
              <text:p text:style-name="P30">Anotovať bude možné len jednoduché textové dokumenty. <text:span text:style-name="T18">TODO?</text:span></text:p>
              <text:p text:style-name="P30"/>
            </text:list-item>
            <text:list-item>
              <text:p text:style-name="P22">Predpoklady a závislosti</text:p>
            </text:list-item>
          </text:list>
        </text:list-item>
      </text:list>
      <text:p text:style-name="P10"/>
      <text:p text:style-name="P10"/>
      <text:list xml:id="list235945957017602" text:continue-numbering="true" text:style-name="L1">
        <text:list-item>
          <text:p text:style-name="P18">Špecifické požiadavky</text:p>
          <text:p text:style-name="P18"/>
          <text:list>
            <text:list-item>
              <text:p text:style-name="P23">Používatelia</text:p>
              <text:p text:style-name="P23"/>
              <text:p text:style-name="P28">Po spustení aplikácie sa používatelia budú môcť registrovať – <text:span text:style-name="T13">užívateľské meno a heslo bude slúžiť na pripojenie na server. </text:span></text:p>
              <text:p text:style-name="P28"/>
            </text:list-item>
            <text:list-item>
              <text:p text:style-name="P24">Práva používateľa</text:p>
              <text:p text:style-name="P24"/>
              <text:p text:style-name="P31">Práva používateľa sú závislé od momentálne aktívnej skupiny. Rozlišujeme medzi <text:span text:style-name="T17">4 </text:span>základnými právami <text:span text:style-name="T16">(možno ich kombinovať)</text:span>:</text:p>
              <text:list>
                <text:list-item>
                  <text:list>
                    <text:list-item>
                      <text:p text:style-name="P43"><text:span text:style-name="T8">anota</text:span><text:span text:style-name="T9">čné</text:span><text:span text:style-name="T8"> – umožňuje pridávať anotácie, komentáre (nielen k anotáciám) </text:span></text:p>
                    </text:list-item>
                    <text:list-item>
                      <text:p text:style-name="P32"><text:soft-page-break/>reanota<text:span text:style-name="T19">čné</text:span> – umožňuje preanotovať, meniť a mazať anotácie iných</text:p>
                    </text:list-item>
                    <text:list-item>
                      <text:p text:style-name="P31">edit<text:span text:style-name="T19">ovacie</text:span> – <text:span text:style-name="T16">umožňuje pridávať/meniť/mazať typy a podtypy anotácií</text:span></text:p>
                    </text:list-item>
                  </text:list>
                </text:list-item>
              </text:list>
              <text:p text:style-name="P33">Administrátor skupiny má všetky horeuvedené práva a takisto môže môže meniť, <text:span text:style-name="T20">pridať alebo odobrať</text:span> práva užívateľov v skupine (okrem seba – adminove práva sú nemenné), prid<text:span text:style-name="T20">ať, odobrať užívateľov zo skupiny a meniť heslo do skupiny.</text:span></text:p>
              <text:p text:style-name="P33"/>
            </text:list-item>
            <text:list-item>
              <text:p text:style-name="P23">Skupiny</text:p>
              <text:p text:style-name="P23"/>
              <text:p text:style-name="P39">Zakladateľ skupiny (admin<text:span text:style-name="T15">)</text:span> môže pri jej tvorbe zvoliť nasledovné položky:</text:p>
              <text:p text:style-name="P39"/>
              <text:list>
                <text:list-item>
                  <text:list>
                    <text:list-item>
                      <text:p text:style-name="P39">názov skupiny</text:p>
                    </text:list-item>
                    <text:list-item>
                      <text:p text:style-name="P39">dokument, ktorý bude skupina anotovať</text:p>
                    </text:list-item>
                    <text:list-item>
                      <text:p text:style-name="P40">zoznam užívateľov patriacich do skupiny aj s ich právami</text:p>
                    </text:list-item>
                    <text:list-item>
                      <text:p text:style-name="P40">základné práva (<text:span text:style-name="T16">len pre používateľov, ktorý chcú anotovať dokument patriaci skupine, do ktorej oni sami nepatria – možnosť nastaviť špeciálne default právo len na prezeranie dokumentu</text:span><text:span text:style-name="T15">)</text:span></text:p>
                    </text:list-item>
                    <text:list-item>
                      <text:p text:style-name="P34">heslo skupiny (optional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8789225008652286168" text:style-name="L3">
        <text:list-item>
          <text:list>
            <text:list-header>
              <text:p text:style-name="P35">Po pripojení na server si užívateľ bude môcť zobraziť<text:span text:style-name="T16">/vytvoriť skupiny alebo ich aj zmazať, ak je ich administrátorom. Po pripojení do skupiny sa mu zobrazí daný dokument aj so všetkýmy doteraz vyznačenými anotáciami</text:span></text:p>
              <text:p text:style-name="P35"/>
            </text:list-header>
          </text:list>
        </text:list-item>
      </text:list>
      <text:list xml:id="list235946567190846" text:continue-list="list235945957017602" text:style-name="L1">
        <text:list-item>
          <text:list>
            <text:list-item>
              <text:p text:style-name="P23">Anotácie</text:p>
              <text:p text:style-name="P23"/>
              <text:p text:style-name="P37">Anotácie v textovom editore farebne vyznačené podľa množiny, do ktorej patria. Používateľ si bude môcť vybrať, ktoré anotácie sa mu budú zvýrazňovať. Špeciálnym tipom anotácií sú referencie – sú to slová alebo slovné spojenia, ktoré sa odkazujú na nejaký anotovaný text. Používateľ bude môcť špecifikovať, či ide o referenciu a pri mazaní<text:span text:style-name="T16">/</text:span>editovaní budú aj referencie zmazané<text:span text:style-name="T16">/</text:span>upravené</text:p>
              <text:p text:style-name="P37">.</text:p>
            </text:list-item>
            <text:list-item>
              <text:p text:style-name="P23">Export</text:p>
              <text:p text:style-name="P23"/>
              <text:p text:style-name="P36">Používateľ bude môcť exportovať daný anotovaný dokumen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03:40.398105844</meta:creation-date>
    <meta:generator>LibreOffice/5.1.5.2$Linux_x86 LibreOffice_project/10m0$Build-2</meta:generator>
    <dc:date>2016-10-12T23:59:44.799013962</dc:date>
    <meta:editing-duration>PT5H22M49S</meta:editing-duration>
    <meta:editing-cycles>19</meta:editing-cycles>
    <meta:document-statistic meta:table-count="0" meta:image-count="0" meta:object-count="0" meta:page-count="4" meta:paragraph-count="54" meta:word-count="482" meta:character-count="3433" meta:non-whitespace-character-count="2982"/>
  </office:meta>
</office:document-meta>
</file>